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3" style:family="paragraph" style:parent-style-name="Standard">
      <style:text-properties fo:font-weight="bold" officeooo:rsid="001d0e9c" officeooo:paragraph-rsid="0033ea6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33ea6c" style:font-weight-asian="bold" style:font-weight-complex="bold"/>
    </style:style>
    <style:style style:name="P5" style:family="paragraph" style:parent-style-name="Standard">
      <style:text-properties fo:font-weight="bold" officeooo:paragraph-rsid="0033ea6c" style:font-weight-asian="bold" style:font-weight-complex="bold"/>
    </style:style>
    <style:style style:name="P6" style:family="paragraph" style:parent-style-name="Standard">
      <style:text-properties fo:font-weight="bold" officeooo:paragraph-rsid="0035dccf" style:font-weight-asian="bold" style:font-weight-complex="bold"/>
    </style:style>
    <style:style style:name="P7" style:family="paragraph" style:parent-style-name="Standard">
      <style:text-properties fo:font-weight="bold" officeooo:paragraph-rsid="00424609" style:font-weight-asian="bold" style:font-weight-complex="bold"/>
    </style:style>
    <style:style style:name="P8" style:family="paragraph" style:parent-style-name="Standard">
      <style:text-properties fo:font-weight="bold" officeooo:rsid="00440878" officeooo:paragraph-rsid="00440878" style:font-weight-asian="bold" style:font-weight-complex="bold"/>
    </style:style>
    <style:style style:name="P9" style:family="paragraph" style:parent-style-name="Standard">
      <style:text-properties fo:font-weight="bold" officeooo:rsid="00440da1" officeooo:paragraph-rsid="00440da1" style:font-weight-asian="bold" style:font-weight-complex="bold"/>
    </style:style>
    <style:style style:name="P10" style:family="paragraph" style:parent-style-name="Standard">
      <style:text-properties fo:font-weight="bold" officeooo:rsid="00440da1" officeooo:paragraph-rsid="004790b5" style:font-weight-asian="bold" style:font-weight-complex="bold"/>
    </style:style>
    <style:style style:name="P11" style:family="paragraph" style:parent-style-name="Standard">
      <style:text-properties fo:font-weight="bold" officeooo:rsid="00440da1" officeooo:paragraph-rsid="0048d5d7" style:font-weight-asian="bold" style:font-weight-complex="bold"/>
    </style:style>
    <style:style style:name="P12" style:family="paragraph" style:parent-style-name="Standard">
      <style:text-properties fo:font-weight="bold" officeooo:rsid="00440da1" officeooo:paragraph-rsid="00491fd2" style:font-weight-asian="bold" style:font-weight-complex="bold"/>
    </style:style>
    <style:style style:name="P13" style:family="paragraph" style:parent-style-name="Standard">
      <style:text-properties fo:font-weight="bold" officeooo:rsid="00440da1" officeooo:paragraph-rsid="004a4264" style:font-weight-asian="bold" style:font-weight-complex="bold"/>
    </style:style>
    <style:style style:name="P14" style:family="paragraph" style:parent-style-name="Standard">
      <style:text-properties fo:font-weight="bold" officeooo:rsid="00440da1" officeooo:paragraph-rsid="004ef329" style:font-weight-asian="bold" style:font-weight-complex="bold"/>
    </style:style>
    <style:style style:name="P15" style:family="paragraph" style:parent-style-name="Standard">
      <style:text-properties fo:font-weight="bold" officeooo:rsid="00440da1" officeooo:paragraph-rsid="0052ac58" style:font-weight-asian="bold" style:font-weight-complex="bold"/>
    </style:style>
    <style:style style:name="P16" style:family="paragraph" style:parent-style-name="Standard">
      <style:text-properties fo:font-weight="bold" officeooo:rsid="00440da1" officeooo:paragraph-rsid="0055f05b" style:font-weight-asian="bold" style:font-weight-complex="bold"/>
    </style:style>
    <style:style style:name="P17" style:family="paragraph" style:parent-style-name="Standard">
      <style:text-properties fo:font-weight="bold" officeooo:rsid="00440da1" officeooo:paragraph-rsid="005738d7" style:font-weight-asian="bold" style:font-weight-complex="bold"/>
    </style:style>
    <style:style style:name="P18" style:family="paragraph" style:parent-style-name="Standard">
      <style:text-properties fo:font-weight="bold" officeooo:rsid="00440da1" officeooo:paragraph-rsid="0058a2aa" style:font-weight-asian="bold" style:font-weight-complex="bold"/>
    </style:style>
    <style:style style:name="P19" style:family="paragraph" style:parent-style-name="Standard">
      <style:text-properties fo:font-weight="bold" officeooo:rsid="00440da1" officeooo:paragraph-rsid="0059f87a" style:font-weight-asian="bold" style:font-weight-complex="bold"/>
    </style:style>
    <style:style style:name="P20" style:family="paragraph" style:parent-style-name="Standard">
      <style:text-properties fo:font-weight="bold" officeooo:rsid="00440da1" officeooo:paragraph-rsid="005cefbc" style:font-weight-asian="bold" style:font-weight-complex="bold"/>
    </style:style>
    <style:style style:name="P21" style:family="paragraph" style:parent-style-name="Standard">
      <style:text-properties fo:font-weight="bold" officeooo:rsid="00440da1" officeooo:paragraph-rsid="005dd146" style:font-weight-asian="bold" style:font-weight-complex="bold"/>
    </style:style>
    <style:style style:name="P22" style:family="paragraph" style:parent-style-name="Standard">
      <style:text-properties fo:font-weight="bold" officeooo:rsid="00440da1" officeooo:paragraph-rsid="005f312d" style:font-weight-asian="bold" style:font-weight-complex="bold"/>
    </style:style>
    <style:style style:name="P23" style:family="paragraph" style:parent-style-name="Standard">
      <style:text-properties fo:font-weight="bold" officeooo:rsid="00440da1" officeooo:paragraph-rsid="0061b4cc" style:font-weight-asian="bold" style:font-weight-complex="bold"/>
    </style:style>
    <style:style style:name="P24" style:family="paragraph" style:parent-style-name="Standard">
      <style:text-properties fo:font-weight="bold" officeooo:rsid="00440da1" officeooo:paragraph-rsid="006391aa" style:font-weight-asian="bold" style:font-weight-complex="bold"/>
    </style:style>
    <style:style style:name="P25" style:family="paragraph" style:parent-style-name="Standard">
      <style:text-properties fo:font-weight="bold" officeooo:rsid="00440da1" officeooo:paragraph-rsid="00649103" style:font-weight-asian="bold" style:font-weight-complex="bold"/>
    </style:style>
    <style:style style:name="P26" style:family="paragraph" style:parent-style-name="Standard">
      <style:text-properties fo:font-weight="bold" officeooo:rsid="00440da1" officeooo:paragraph-rsid="0064f998" style:font-weight-asian="bold" style:font-weight-complex="bold"/>
    </style:style>
    <style:style style:name="P27" style:family="paragraph" style:parent-style-name="Standard">
      <style:text-properties fo:font-weight="bold" officeooo:rsid="00440da1" officeooo:paragraph-rsid="0066e187" style:font-weight-asian="bold" style:font-weight-complex="bold"/>
    </style:style>
    <style:style style:name="P28" style:family="paragraph" style:parent-style-name="Standard">
      <style:text-properties fo:font-weight="bold" officeooo:rsid="00440da1" officeooo:paragraph-rsid="0067f477" style:font-weight-asian="bold" style:font-weight-complex="bold"/>
    </style:style>
    <style:style style:name="P29" style:family="paragraph" style:parent-style-name="Standard">
      <style:text-properties fo:font-weight="bold" officeooo:rsid="00440da1" officeooo:paragraph-rsid="006838e7" style:font-weight-asian="bold" style:font-weight-complex="bold"/>
    </style:style>
    <style:style style:name="P30" style:family="paragraph" style:parent-style-name="Standard">
      <style:text-properties fo:font-weight="bold" officeooo:rsid="00440da1" officeooo:paragraph-rsid="0068c08a" style:font-weight-asian="bold" style:font-weight-complex="bold"/>
    </style:style>
    <style:style style:name="P31" style:family="paragraph" style:parent-style-name="Standard">
      <style:text-properties fo:font-weight="bold" officeooo:rsid="00440da1" officeooo:paragraph-rsid="006a8929" style:font-weight-asian="bold" style:font-weight-complex="bold"/>
    </style:style>
    <style:style style:name="P32" style:family="paragraph" style:parent-style-name="Standard">
      <style:text-properties fo:font-weight="bold" officeooo:rsid="00440da1" officeooo:paragraph-rsid="006bb460" style:font-weight-asian="bold" style:font-weight-complex="bold"/>
    </style:style>
    <style:style style:name="P33" style:family="paragraph" style:parent-style-name="Standard">
      <style:text-properties fo:font-weight="bold" officeooo:rsid="00440da1" officeooo:paragraph-rsid="006cfe7c" style:font-weight-asian="bold" style:font-weight-complex="bold"/>
    </style:style>
    <style:style style:name="P34" style:family="paragraph" style:parent-style-name="Standard">
      <style:text-properties fo:font-weight="bold" officeooo:rsid="00440da1" officeooo:paragraph-rsid="006d6c3a" style:font-weight-asian="bold" style:font-weight-complex="bold"/>
    </style:style>
    <style:style style:name="P35" style:family="paragraph" style:parent-style-name="Standard">
      <style:text-properties fo:font-weight="bold" officeooo:rsid="00440da1" officeooo:paragraph-rsid="006e17f1" style:font-weight-asian="bold" style:font-weight-complex="bold"/>
    </style:style>
    <style:style style:name="P36" style:family="paragraph" style:parent-style-name="Standard">
      <style:text-properties fo:font-weight="bold" officeooo:rsid="00440da1" officeooo:paragraph-rsid="006e1cc2" style:font-weight-asian="bold" style:font-weight-complex="bold"/>
    </style:style>
    <style:style style:name="P37" style:family="paragraph" style:parent-style-name="Standard">
      <style:text-properties fo:font-weight="bold" officeooo:rsid="00440da1" officeooo:paragraph-rsid="0077f786" style:font-weight-asian="bold" style:font-weight-complex="bold"/>
    </style:style>
    <style:style style:name="P38" style:family="paragraph" style:parent-style-name="Standard">
      <style:text-properties fo:font-weight="bold" officeooo:rsid="00440da1" officeooo:paragraph-rsid="0078ea55" style:font-weight-asian="bold" style:font-weight-complex="bold"/>
    </style:style>
    <style:style style:name="P39" style:family="paragraph" style:parent-style-name="Standard">
      <style:text-properties fo:font-weight="bold" officeooo:rsid="00440da1" officeooo:paragraph-rsid="007b04cc" style:font-weight-asian="bold" style:font-weight-complex="bold"/>
    </style:style>
    <style:style style:name="P40" style:family="paragraph" style:parent-style-name="Standard">
      <style:text-properties fo:font-weight="bold" officeooo:rsid="00440da1" officeooo:paragraph-rsid="007b56e7" style:font-weight-asian="bold" style:font-weight-complex="bold"/>
    </style:style>
    <style:style style:name="P41" style:family="paragraph" style:parent-style-name="Standard">
      <style:text-properties fo:font-weight="bold" officeooo:rsid="00440da1" officeooo:paragraph-rsid="007e1851" style:font-weight-asian="bold" style:font-weight-complex="bold"/>
    </style:style>
    <style:style style:name="P42" style:family="paragraph" style:parent-style-name="Standard">
      <style:text-properties fo:font-weight="bold" officeooo:rsid="00440da1" officeooo:paragraph-rsid="0080c04d" style:font-weight-asian="bold" style:font-weight-complex="bold"/>
    </style:style>
    <style:style style:name="P43" style:family="paragraph" style:parent-style-name="Standard">
      <style:text-properties fo:font-weight="bold" officeooo:rsid="00440da1" officeooo:paragraph-rsid="00828792" style:font-weight-asian="bold" style:font-weight-complex="bold"/>
    </style:style>
    <style:style style:name="P44" style:family="paragraph" style:parent-style-name="Standard">
      <style:text-properties fo:font-weight="bold" officeooo:rsid="00440da1" officeooo:paragraph-rsid="0087d575" style:font-weight-asian="bold" style:font-weight-complex="bold"/>
    </style:style>
    <style:style style:name="P45" style:family="paragraph" style:parent-style-name="Standard">
      <style:text-properties fo:font-weight="bold" officeooo:rsid="00440da1" officeooo:paragraph-rsid="0088592d" style:font-weight-asian="bold" style:font-weight-complex="bold"/>
    </style:style>
    <style:style style:name="P46" style:family="paragraph" style:parent-style-name="Standard">
      <style:text-properties fo:font-weight="bold" officeooo:rsid="00440da1" officeooo:paragraph-rsid="008a50e3" style:font-weight-asian="bold" style:font-weight-complex="bold"/>
    </style:style>
    <style:style style:name="P47" style:family="paragraph" style:parent-style-name="Standard">
      <style:text-properties fo:font-weight="bold" officeooo:rsid="00440da1" officeooo:paragraph-rsid="008aaa2d" style:font-weight-asian="bold" style:font-weight-complex="bold"/>
    </style:style>
    <style:style style:name="P48" style:family="paragraph" style:parent-style-name="Standard">
      <style:text-properties fo:font-weight="bold" officeooo:rsid="008f6df7" officeooo:paragraph-rsid="008f6df7" style:font-weight-asian="bold" style:font-weight-complex="bold"/>
    </style:style>
    <style:style style:name="P49" style:family="paragraph" style:parent-style-name="Standard">
      <style:text-properties fo:font-weight="bold" officeooo:rsid="008f6df7" officeooo:paragraph-rsid="00926327" style:font-weight-asian="bold" style:font-weight-complex="bold"/>
    </style:style>
    <style:style style:name="P50" style:family="paragraph" style:parent-style-name="Standard">
      <style:text-properties fo:font-weight="bold" officeooo:rsid="00907c9e" officeooo:paragraph-rsid="00907c9e" style:font-weight-asian="bold" style:font-weight-complex="bold"/>
    </style:style>
    <style:style style:name="P51" style:family="paragraph" style:parent-style-name="Standard" style:list-style-name="L8">
      <style:text-properties fo:font-weight="normal" officeooo:rsid="001d0e9c" officeooo:paragraph-rsid="001d0e9c" style:font-weight-asian="normal" style:font-weight-complex="normal"/>
    </style:style>
    <style:style style:name="P52" style:family="paragraph" style:parent-style-name="Standard">
      <style:text-properties fo:font-weight="normal" officeooo:rsid="001d0e9c" officeooo:paragraph-rsid="0028d9d8" style:font-weight-asian="normal" style:font-weight-complex="normal"/>
    </style:style>
    <style:style style:name="P53" style:family="paragraph" style:parent-style-name="Standard">
      <style:text-properties fo:font-weight="normal" officeooo:rsid="001d0e9c" officeooo:paragraph-rsid="002c2d19" style:font-weight-asian="normal" style:font-weight-complex="normal"/>
    </style:style>
    <style:style style:name="P54" style:family="paragraph" style:parent-style-name="Standard">
      <style:text-properties fo:font-weight="normal" officeooo:rsid="001d0e9c" officeooo:paragraph-rsid="0030a417" style:font-weight-asian="normal" style:font-weight-complex="normal"/>
    </style:style>
    <style:style style:name="P55" style:family="paragraph" style:parent-style-name="Standard">
      <style:text-properties fo:font-weight="normal" officeooo:rsid="001d0e9c" officeooo:paragraph-rsid="0033ea6c" style:font-weight-asian="normal" style:font-weight-complex="normal"/>
    </style:style>
    <style:style style:name="P56" style:family="paragraph" style:parent-style-name="Standard">
      <style:text-properties fo:font-weight="normal" officeooo:rsid="001d0e9c" officeooo:paragraph-rsid="0035dccf" style:font-weight-asian="normal" style:font-weight-complex="normal"/>
    </style:style>
    <style:style style:name="P57" style:family="paragraph" style:parent-style-name="Standard">
      <style:text-properties fo:font-weight="normal" officeooo:rsid="001d0e9c" officeooo:paragraph-rsid="003722ee" style:font-weight-asian="normal" style:font-weight-complex="normal"/>
    </style:style>
    <style:style style:name="P58" style:family="paragraph" style:parent-style-name="Standard">
      <style:text-properties fo:font-weight="normal" officeooo:rsid="001d0e9c" officeooo:paragraph-rsid="003df78d" style:font-weight-asian="normal" style:font-weight-complex="normal"/>
    </style:style>
    <style:style style:name="P59" style:family="paragraph" style:parent-style-name="Standard">
      <style:text-properties fo:font-weight="normal" officeooo:paragraph-rsid="0023409f" style:font-weight-asian="normal" style:font-weight-complex="normal"/>
    </style:style>
    <style:style style:name="P60" style:family="paragraph" style:parent-style-name="Standard">
      <style:text-properties fo:font-weight="normal" officeooo:paragraph-rsid="0033ea6c" style:font-weight-asian="normal" style:font-weight-complex="normal"/>
    </style:style>
    <style:style style:name="P61" style:family="paragraph" style:parent-style-name="Standard">
      <style:text-properties fo:font-weight="normal" officeooo:rsid="008f6df7" officeooo:paragraph-rsid="008f6df7" style:font-weight-asian="normal" style:font-weight-complex="normal"/>
    </style:style>
    <style:style style:name="P62" style:family="paragraph" style:parent-style-name="Standard">
      <style:text-properties fo:font-weight="normal" officeooo:rsid="008f6df7" officeooo:paragraph-rsid="009011d8" style:font-weight-asian="normal" style:font-weight-complex="normal"/>
    </style:style>
    <style:style style:name="P63" style:family="paragraph" style:parent-style-name="Standard">
      <style:text-properties officeooo:paragraph-rsid="0033ea6c"/>
    </style:style>
    <style:style style:name="P64" style:family="paragraph" style:parent-style-name="Standard">
      <style:text-properties officeooo:paragraph-rsid="00348385"/>
    </style:style>
    <style:style style:name="P65" style:family="paragraph" style:parent-style-name="Standard">
      <style:text-properties officeooo:paragraph-rsid="0038d8a7"/>
    </style:style>
    <style:style style:name="P66" style:family="paragraph" style:parent-style-name="Standard">
      <style:text-properties officeooo:paragraph-rsid="00458dfd"/>
    </style:style>
    <style:style style:name="P67" style:family="paragraph" style:parent-style-name="Standard">
      <style:text-properties officeooo:paragraph-rsid="004a4264"/>
    </style:style>
    <style:style style:name="P68" style:family="paragraph" style:parent-style-name="Standard">
      <style:text-properties officeooo:paragraph-rsid="004ef329"/>
    </style:style>
    <style:style style:name="P69" style:family="paragraph" style:parent-style-name="Standard">
      <style:text-properties officeooo:paragraph-rsid="0052ac58"/>
    </style:style>
    <style:style style:name="P70" style:family="paragraph" style:parent-style-name="Standard">
      <style:text-properties officeooo:paragraph-rsid="0059f87a"/>
    </style:style>
    <style:style style:name="P71" style:family="paragraph" style:parent-style-name="Standard">
      <style:text-properties officeooo:paragraph-rsid="005f312d"/>
    </style:style>
    <style:style style:name="P72" style:family="paragraph" style:parent-style-name="Standard">
      <style:text-properties officeooo:paragraph-rsid="0064f998"/>
    </style:style>
    <style:style style:name="P73" style:family="paragraph" style:parent-style-name="Standard">
      <style:text-properties officeooo:paragraph-rsid="006838e7"/>
    </style:style>
    <style:style style:name="P74" style:family="paragraph" style:parent-style-name="Standard">
      <style:text-properties officeooo:paragraph-rsid="006a8929"/>
    </style:style>
    <style:style style:name="P75" style:family="paragraph" style:parent-style-name="Standard">
      <style:text-properties officeooo:paragraph-rsid="006bb460"/>
    </style:style>
    <style:style style:name="P76" style:family="paragraph" style:parent-style-name="Standard">
      <style:text-properties officeooo:paragraph-rsid="006d6c3a"/>
    </style:style>
    <style:style style:name="P77" style:family="paragraph" style:parent-style-name="Standard">
      <style:text-properties officeooo:paragraph-rsid="006e17f1"/>
    </style:style>
    <style:style style:name="P78" style:family="paragraph" style:parent-style-name="Standard">
      <style:text-properties officeooo:paragraph-rsid="006e1cc2"/>
    </style:style>
    <style:style style:name="P79" style:family="paragraph" style:parent-style-name="Standard">
      <style:text-properties officeooo:paragraph-rsid="00728db2"/>
    </style:style>
    <style:style style:name="P80" style:family="paragraph" style:parent-style-name="Standard">
      <style:text-properties officeooo:paragraph-rsid="0077f786"/>
    </style:style>
    <style:style style:name="P81" style:family="paragraph" style:parent-style-name="Standard">
      <style:text-properties officeooo:paragraph-rsid="007a0076"/>
    </style:style>
    <style:style style:name="P82" style:family="paragraph" style:parent-style-name="Standard">
      <style:text-properties officeooo:paragraph-rsid="007b56e7"/>
    </style:style>
    <style:style style:name="P83" style:family="paragraph" style:parent-style-name="Standard">
      <style:text-properties officeooo:paragraph-rsid="007cdcdc"/>
    </style:style>
    <style:style style:name="P84" style:family="paragraph" style:parent-style-name="Standard">
      <style:text-properties officeooo:paragraph-rsid="007d7067"/>
    </style:style>
    <style:style style:name="P85" style:family="paragraph" style:parent-style-name="Standard">
      <style:text-properties officeooo:paragraph-rsid="007e1851"/>
    </style:style>
    <style:style style:name="P86" style:family="paragraph" style:parent-style-name="Standard">
      <style:text-properties officeooo:paragraph-rsid="0080c04d"/>
    </style:style>
    <style:style style:name="P87" style:family="paragraph" style:parent-style-name="Standard">
      <style:text-properties officeooo:paragraph-rsid="00828792"/>
    </style:style>
    <style:style style:name="P88" style:family="paragraph" style:parent-style-name="Standard">
      <style:text-properties officeooo:paragraph-rsid="008a50e3"/>
    </style:style>
    <style:style style:name="P89" style:family="paragraph" style:parent-style-name="Standard">
      <style:paragraph-properties fo:break-before="page"/>
      <style:text-properties fo:font-weight="bold" officeooo:rsid="00440878" officeooo:paragraph-rsid="00440878" style:font-weight-asian="bold" style:font-weight-complex="bold"/>
    </style:style>
    <style:style style:name="P90" style:family="paragraph" style:parent-style-name="Standard">
      <style:paragraph-properties fo:break-before="page"/>
      <style:text-properties officeooo:paragraph-rsid="008a50e3"/>
    </style:style>
    <style:style style:name="T1" style:family="text">
      <style:text-properties officeooo:rsid="001d0e9c"/>
    </style:style>
    <style:style style:name="T2" style:family="text">
      <style:text-properties fo:font-weight="bold" officeooo:rsid="00440da1" style:font-weight-asian="bold" style:font-weight-complex="bold"/>
    </style:style>
    <style:style style:name="T3" style:family="text">
      <style:text-properties fo:font-weight="bold" officeooo:rsid="00458df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0e9c" style:font-weight-asian="normal" style:font-weight-complex="normal"/>
    </style:style>
    <style:style style:name="T6" style:family="text">
      <style:text-properties fo:font-weight="normal" officeooo:rsid="0023409f" style:font-weight-asian="normal" style:font-weight-complex="normal"/>
    </style:style>
    <style:style style:name="T7" style:family="text">
      <style:text-properties fo:font-weight="normal" officeooo:rsid="0028aee0" style:font-weight-asian="normal" style:font-weight-complex="normal"/>
    </style:style>
    <style:style style:name="T8" style:family="text">
      <style:text-properties fo:font-weight="normal" officeooo:rsid="0035dccf" style:font-weight-asian="normal" style:font-weight-complex="normal"/>
    </style:style>
    <style:style style:name="T9" style:family="text">
      <style:text-properties fo:font-weight="normal" officeooo:rsid="003722ee" style:font-weight-asian="normal" style:font-weight-complex="normal"/>
    </style:style>
    <style:style style:name="T10" style:family="text">
      <style:text-properties fo:font-weight="normal" officeooo:rsid="0038896e" style:font-weight-asian="normal" style:font-weight-complex="normal"/>
    </style:style>
    <style:style style:name="T11" style:family="text">
      <style:text-properties fo:font-weight="normal" officeooo:rsid="003b5dac" style:font-weight-asian="normal" style:font-weight-complex="normal"/>
    </style:style>
    <style:style style:name="T12" style:family="text">
      <style:text-properties fo:font-weight="normal" officeooo:rsid="003cbc7b" style:font-weight-asian="normal" style:font-weight-complex="normal"/>
    </style:style>
    <style:style style:name="T13" style:family="text">
      <style:text-properties fo:font-weight="normal" officeooo:rsid="0025f137" style:font-weight-asian="normal" style:font-weight-complex="normal"/>
    </style:style>
    <style:style style:name="T14" style:family="text">
      <style:text-properties fo:font-weight="normal" officeooo:rsid="0046de26" style:font-weight-asian="normal" style:font-weight-complex="normal"/>
    </style:style>
    <style:style style:name="T15" style:family="text">
      <style:text-properties fo:font-weight="normal" officeooo:rsid="004790b5" style:font-weight-asian="normal" style:font-weight-complex="normal"/>
    </style:style>
    <style:style style:name="T16" style:family="text">
      <style:text-properties fo:font-weight="normal" officeooo:rsid="00458dfd" style:font-weight-asian="normal" style:font-weight-complex="normal"/>
    </style:style>
    <style:style style:name="T17" style:family="text">
      <style:text-properties fo:font-weight="normal" officeooo:rsid="00491fd2" style:font-weight-asian="normal" style:font-weight-complex="normal"/>
    </style:style>
    <style:style style:name="T18" style:family="text">
      <style:text-properties fo:font-weight="normal" officeooo:rsid="004a4264" style:font-weight-asian="normal" style:font-weight-complex="normal"/>
    </style:style>
    <style:style style:name="T19" style:family="text">
      <style:text-properties fo:font-weight="normal" officeooo:rsid="004a4753" style:font-weight-asian="normal" style:font-weight-complex="normal"/>
    </style:style>
    <style:style style:name="T20" style:family="text">
      <style:text-properties fo:font-weight="normal" officeooo:rsid="004b2d96" style:font-weight-asian="normal" style:font-weight-complex="normal"/>
    </style:style>
    <style:style style:name="T21" style:family="text">
      <style:text-properties fo:font-weight="normal" officeooo:rsid="004ef329" style:font-weight-asian="normal" style:font-weight-complex="normal"/>
    </style:style>
    <style:style style:name="T22" style:family="text">
      <style:text-properties fo:font-weight="normal" officeooo:rsid="004f1345" style:font-weight-asian="normal" style:font-weight-complex="normal"/>
    </style:style>
    <style:style style:name="T23" style:family="text">
      <style:text-properties fo:font-weight="normal" officeooo:rsid="0050b328" style:font-weight-asian="normal" style:font-weight-complex="normal"/>
    </style:style>
    <style:style style:name="T24" style:family="text">
      <style:text-properties fo:font-weight="normal" officeooo:rsid="0051302c" style:font-weight-asian="normal" style:font-weight-complex="normal"/>
    </style:style>
    <style:style style:name="T25" style:family="text">
      <style:text-properties fo:font-weight="normal" officeooo:rsid="0051d2a2" style:font-weight-asian="normal" style:font-weight-complex="normal"/>
    </style:style>
    <style:style style:name="T26" style:family="text">
      <style:text-properties fo:font-weight="normal" officeooo:rsid="00544a8c" style:font-weight-asian="normal" style:font-weight-complex="normal"/>
    </style:style>
    <style:style style:name="T27" style:family="text">
      <style:text-properties fo:font-weight="normal" officeooo:rsid="0058a2aa" style:font-weight-asian="normal" style:font-weight-complex="normal"/>
    </style:style>
    <style:style style:name="T28" style:family="text">
      <style:text-properties fo:font-weight="normal" officeooo:rsid="0059f87a" style:font-weight-asian="normal" style:font-weight-complex="normal"/>
    </style:style>
    <style:style style:name="T29" style:family="text">
      <style:text-properties fo:font-weight="normal" officeooo:rsid="005b01a6" style:font-weight-asian="normal" style:font-weight-complex="normal"/>
    </style:style>
    <style:style style:name="T30" style:family="text">
      <style:text-properties fo:font-weight="normal" officeooo:rsid="005dd146" style:font-weight-asian="normal" style:font-weight-complex="normal"/>
    </style:style>
    <style:style style:name="T31" style:family="text">
      <style:text-properties fo:font-weight="normal" officeooo:rsid="0061b4cc" style:font-weight-asian="normal" style:font-weight-complex="normal"/>
    </style:style>
    <style:style style:name="T32" style:family="text">
      <style:text-properties fo:font-weight="normal" officeooo:rsid="006391aa" style:font-weight-asian="normal" style:font-weight-complex="normal"/>
    </style:style>
    <style:style style:name="T33" style:family="text">
      <style:text-properties fo:font-weight="normal" officeooo:rsid="00649103" style:font-weight-asian="normal" style:font-weight-complex="normal"/>
    </style:style>
    <style:style style:name="T34" style:family="text">
      <style:text-properties fo:font-weight="normal" officeooo:rsid="0064f998" style:font-weight-asian="normal" style:font-weight-complex="normal"/>
    </style:style>
    <style:style style:name="T35" style:family="text">
      <style:text-properties fo:font-weight="normal" officeooo:rsid="0066e187" style:font-weight-asian="normal" style:font-weight-complex="normal"/>
    </style:style>
    <style:style style:name="T36" style:family="text">
      <style:text-properties fo:font-weight="normal" officeooo:rsid="0067f477" style:font-weight-asian="normal" style:font-weight-complex="normal"/>
    </style:style>
    <style:style style:name="T37" style:family="text">
      <style:text-properties fo:font-weight="normal" officeooo:rsid="006838e7" style:font-weight-asian="normal" style:font-weight-complex="normal"/>
    </style:style>
    <style:style style:name="T38" style:family="text">
      <style:text-properties fo:font-weight="normal" officeooo:rsid="0068c08a" style:font-weight-asian="normal" style:font-weight-complex="normal"/>
    </style:style>
    <style:style style:name="T39" style:family="text">
      <style:text-properties fo:font-weight="normal" officeooo:rsid="006a8929" style:font-weight-asian="normal" style:font-weight-complex="normal"/>
    </style:style>
    <style:style style:name="T40" style:family="text">
      <style:text-properties fo:font-weight="normal" officeooo:rsid="006cfe7c" style:font-weight-asian="normal" style:font-weight-complex="normal"/>
    </style:style>
    <style:style style:name="T41" style:family="text">
      <style:text-properties fo:font-weight="normal" officeooo:rsid="00440da1" style:font-weight-asian="normal" style:font-weight-complex="normal"/>
    </style:style>
    <style:style style:name="T42" style:family="text">
      <style:text-properties fo:font-weight="normal" officeooo:rsid="006d6c3a" style:font-weight-asian="normal" style:font-weight-complex="normal"/>
    </style:style>
    <style:style style:name="T43" style:family="text">
      <style:text-properties fo:font-weight="normal" officeooo:rsid="006e17f1" style:font-weight-asian="normal" style:font-weight-complex="normal"/>
    </style:style>
    <style:style style:name="T44" style:family="text">
      <style:text-properties fo:font-weight="normal" officeooo:rsid="00728db2" style:font-weight-asian="normal" style:font-weight-complex="normal"/>
    </style:style>
    <style:style style:name="T45" style:family="text">
      <style:text-properties fo:font-weight="normal" officeooo:rsid="0073cc58" style:font-weight-asian="normal" style:font-weight-complex="normal"/>
    </style:style>
    <style:style style:name="T46" style:family="text">
      <style:text-properties fo:font-weight="normal" officeooo:rsid="007577bb" style:font-weight-asian="normal" style:font-weight-complex="normal"/>
    </style:style>
    <style:style style:name="T47" style:family="text">
      <style:text-properties fo:font-weight="normal" officeooo:rsid="0079ef46" style:font-weight-asian="normal" style:font-weight-complex="normal"/>
    </style:style>
    <style:style style:name="T48" style:family="text">
      <style:text-properties fo:font-weight="normal" officeooo:rsid="007b04cc" style:font-weight-asian="normal" style:font-weight-complex="normal"/>
    </style:style>
    <style:style style:name="T49" style:family="text">
      <style:text-properties fo:font-weight="normal" officeooo:rsid="007cb5ca" style:font-weight-asian="normal" style:font-weight-complex="normal"/>
    </style:style>
    <style:style style:name="T50" style:family="text">
      <style:text-properties fo:font-weight="normal" officeooo:rsid="007d7067" style:font-weight-asian="normal" style:font-weight-complex="normal"/>
    </style:style>
    <style:style style:name="T51" style:family="text">
      <style:text-properties fo:font-weight="normal" officeooo:rsid="007e1851" style:font-weight-asian="normal" style:font-weight-complex="normal"/>
    </style:style>
    <style:style style:name="T52" style:family="text">
      <style:text-properties fo:font-weight="normal" officeooo:rsid="0080c04d" style:font-weight-asian="normal" style:font-weight-complex="normal"/>
    </style:style>
    <style:style style:name="T53" style:family="text">
      <style:text-properties fo:font-weight="normal" officeooo:rsid="00828792" style:font-weight-asian="normal" style:font-weight-complex="normal"/>
    </style:style>
    <style:style style:name="T54" style:family="text">
      <style:text-properties fo:font-weight="normal" officeooo:rsid="008369e8" style:font-weight-asian="normal" style:font-weight-complex="normal"/>
    </style:style>
    <style:style style:name="T55" style:family="text">
      <style:text-properties fo:font-weight="normal" officeooo:rsid="0084ab94" style:font-weight-asian="normal" style:font-weight-complex="normal"/>
    </style:style>
    <style:style style:name="T56" style:family="text">
      <style:text-properties fo:font-weight="normal" officeooo:rsid="0084bc07" style:font-weight-asian="normal" style:font-weight-complex="normal"/>
    </style:style>
    <style:style style:name="T57" style:family="text">
      <style:text-properties fo:font-weight="normal" officeooo:rsid="0085e8c9" style:font-weight-asian="normal" style:font-weight-complex="normal"/>
    </style:style>
    <style:style style:name="T58" style:family="text">
      <style:text-properties fo:font-weight="normal" officeooo:rsid="0087d575" style:font-weight-asian="normal" style:font-weight-complex="normal"/>
    </style:style>
    <style:style style:name="T59" style:family="text">
      <style:text-properties fo:font-weight="normal" officeooo:rsid="0088592d" style:font-weight-asian="normal" style:font-weight-complex="normal"/>
    </style:style>
    <style:style style:name="T60" style:family="text">
      <style:text-properties fo:font-weight="normal" officeooo:rsid="008a50e3" style:font-weight-asian="normal" style:font-weight-complex="normal"/>
    </style:style>
    <style:style style:name="T61" style:family="text">
      <style:text-properties fo:font-weight="normal" officeooo:rsid="008b6646" style:font-weight-asian="normal" style:font-weight-complex="normal"/>
    </style:style>
    <style:style style:name="T62" style:family="text">
      <style:text-properties officeooo:rsid="001e91fb"/>
    </style:style>
    <style:style style:name="T63" style:family="text">
      <style:text-properties officeooo:rsid="0023409f"/>
    </style:style>
    <style:style style:name="T64" style:family="text">
      <style:text-properties officeooo:rsid="00458dfd"/>
    </style:style>
    <style:style style:name="T65" style:family="text">
      <style:text-properties officeooo:rsid="00491fd2"/>
    </style:style>
    <style:style style:name="T66" style:family="text">
      <style:text-properties officeooo:rsid="00728db2"/>
    </style:style>
    <style:style style:name="T67" style:family="text">
      <style:text-properties officeooo:rsid="007f0157"/>
    </style:style>
    <style:style style:name="T68" style:family="text">
      <style:text-properties officeooo:rsid="009029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-Laudo-Funções</text:p>
      <text:p text:style-name="P2"/>
      <text:p text:style-name="P4"><text:span text:style-name="T1">Funções:</text:span></text:p>
      <text:p text:style-name="P4"><text:span text:style-name="T4"/></text:p>
      <text:p text:style-name="P4">void Push (Structure_Stack * Stack, ItemType Element):<text:span text:style-name="T4"> </text:span><text:span text:style-name="T13">Recebe um ponteiro para Stack e um elemento, aloca este elemento do tipo ItemType no endereço de memoria que o ponteiro Stack aponta retornando void.</text:span></text:p>
      <text:p text:style-name="P59"/>
      <text:p text:style-name="P59"><text:span text:style-name="T62"><text:tab/>Structure_Stack * Stack : ponteiro para <text:s/>Structure_Stack</text:span></text:p>
      <text:p text:style-name="P60"><text:span text:style-name="T62"><text:tab/>ItemType Element: Elemento do tipo da Struct ItemType.</text:span></text:p>
      <text:p text:style-name="P60"/>
      <text:p text:style-name="P5"><text:span text:style-name="T62">ItemType Pop (Structure_Stack * Stack):</text:span><text:span text:style-name="T5"> </text:span><text:span text:style-name="T7">Recebe um ponteiro para struct desaloca o elemento que esta no topo da Stack e retorna este elemento do tipo ItemType</text:span><text:span text:style-name="T5">.</text:span></text:p>
      <text:list xml:id="list1624703654" text:style-name="L8">
        <text:list-header>
          <text:p text:style-name="P51"/>
        </text:list-header>
      </text:list>
      <text:p text:style-name="P63"><text:span text:style-name="T6"><text:tab/>S</text:span><text:span text:style-name="T5">tructure_Stack * Stack : ponteiro para <text:s/>Structure_Stack.</text:span></text:p>
      <text:p text:style-name="P63"><text:span text:style-name="T5"/></text:p>
      <text:p text:style-name="P5"><text:span text:style-name="T1">int Top(Structure_Stack * Stack):</text:span><text:span text:style-name="T5"> </text:span><text:span text:style-name="T7">Recebe um ponteiro para struct e retorna o topo da Stack do tipo int</text:span><text:span text:style-name="T5">.</text:span></text:p>
      <text:p text:style-name="P52"/>
      <text:p text:style-name="P55"><text:tab/><text:span text:style-name="T63">S</text:span>tructure_Stack * Stack : ponteiro para <text:s/>Structure_Stack.</text:p>
      <text:p text:style-name="P55"/>
      <text:p text:style-name="P3">int Size(Structure_Stack * Stack): <text:span text:style-name="T7">Recebe um ponteiro para struct e retorna o tamanho da Stack do tipo int.</text:span></text:p>
      <text:p text:style-name="P53"><text:tab/></text:p>
      <text:p text:style-name="P55"><text:tab/><text:span text:style-name="T63">S</text:span>tructure_Stack * Stack : ponteiro para <text:s/>Structure_Stack.</text:p>
      <text:p text:style-name="P55"/>
      <text:p text:style-name="P3">void SetSize(Structure_Stack * Stack, int SizeStack): <text:span text:style-name="T7">Recebe um ponteiro para struct e um SizeStack do tipo int, realoca o tamanho da Stack e retornando void.</text:span></text:p>
      <text:p text:style-name="P54"><text:span text:style-name="T63"><text:tab/></text:span></text:p>
      <text:p text:style-name="P54"><text:span text:style-name="T63"><text:tab/>S</text:span>tructure_Stack * Stack : ponteiro para <text:s/>Structure_Stack.</text:p>
      <text:p text:style-name="P64"><text:span text:style-name="T5"><text:tab/> int SizeStack: novo tamanho da Stack.</text:span></text:p>
      <text:p text:style-name="Standard"/>
      <text:p text:style-name="P6">Int IsFull(Structure_Stack * Stack): <text:span text:style-name="T7">Recebe um ponteiro para struct e retorna </text:span><text:span text:style-name="T8">se a Stack esta cheia</text:span><text:span text:style-name="T5">.</text:span></text:p>
      <text:p text:style-name="P56"><text:tab/></text:p>
      <text:p text:style-name="P56"><text:tab/><text:span text:style-name="T63">S</text:span>tructure_Stack * Stack : ponteiro para <text:s/>Structure_Stack.</text:p>
      <text:p text:style-name="P6"><text:tab/></text:p>
      <text:p text:style-name="P1">int IsEmpty(Structure_Stack * Stack):<text:span text:style-name="T5"> </text:span><text:span text:style-name="T7">Recebe um ponteiro para struct e retorna </text:span><text:span text:style-name="T8">se a Stack esta </text:span><text:span text:style-name="T9">vazia</text:span><text:span text:style-name="T5">.</text:span></text:p>
      <text:p text:style-name="P57"><text:tab/></text:p>
      <text:p text:style-name="P57"><text:tab/><text:span text:style-name="T63">S</text:span>tructure_Stack * Stack : ponteiro para <text:s/>Structure_Stack.</text:p>
      <text:p text:style-name="Standard"/>
      <text:p text:style-name="P1">Structure_Stack* CreateStack(int SizeStack):<text:span text:style-name="T5"> </text:span><text:span text:style-name="T7">Recebe um </text:span><text:span text:style-name="T10">SizeStack do tipo int e retorna um ponteiro do tipo Stack</text:span><text:span text:style-name="T5">.</text:span></text:p>
      <text:p text:style-name="P1"><text:span text:style-name="T5"/></text:p>
      <text:p text:style-name="P65"><text:span text:style-name="T5"><text:tab/> int SizeStack: tamanho da Stack.</text:span></text:p>
      <text:p text:style-name="Standard"/>
      <text:p text:style-name="P7">void DestroyStack(Structure_Stack * Stack): <text:span text:style-name="T7">Recebe um ponteiro para struct e </text:span><text:span text:style-name="T12">destroi e </text:span><text:span text:style-name="T11">libera</text:span><text:span text:style-name="T8"> a Stack</text:span><text:span text:style-name="T5">.</text:span></text:p>
      <text:p text:style-name="P7"><text:span text:style-name="T5"/></text:p>
      <text:p text:style-name="P58"><text:tab/><text:span text:style-name="T63">S</text:span>tructure_Stack * Stack : ponteiro para <text:s/>Structure_Stack.</text:p>
      <text:p text:style-name="P89">Testes das funcoes:</text:p>
      <text:p text:style-name="P8"/>
      <text:p text:style-name="P23">N<text:span text:style-name="T64">ome</text:span>: <text:span text:style-name="T14"><text:s/>Stack.CreateStackSizeNull</text:span></text:p>
      <text:p text:style-name="P9">O<text:span text:style-name="T64">bjetivo</text:span>: <text:span text:style-name="T15">Criar uma Stack de tamanho 0.</text:span></text:p>
      <text:p text:style-name="P10">E<text:span text:style-name="T64">ntrada</text:span>: <text:span text:style-name="T4">CreateStack(StackSizeNull)</text:span></text:p>
      <text:p text:style-name="P11">S<text:span text:style-name="T64">aída</text:span>: <text:span text:style-name="T4">ASSERT_EQ(StackSizeNull, Size(stack))</text:span></text:p>
      <text:p text:style-name="P12">C<text:span text:style-name="T64">ritério: </text:span><text:span text:style-name="T4">StackSizeNull </text:span><text:span text:style-name="T17">=</text:span><text:span text:style-name="T4"> Size(stack)</text:span></text:p>
      <text:p text:style-name="P66"><text:span text:style-name="T2">R</text:span><text:span text:style-name="T3">esultado: </text:span><text:span text:style-name="T17">sucesso</text:span></text:p>
      <text:p text:style-name="P66"><text:span text:style-name="T17"/></text:p>
      <text:p text:style-name="P23">N<text:span text:style-name="T64">ome</text:span>: <text:span text:style-name="T14"><text:s/>Stack.CreateStackSizeN</text:span><text:span text:style-name="T18">egative</text:span></text:p>
      <text:p text:style-name="P13">O<text:span text:style-name="T64">bjetivo</text:span>: <text:span text:style-name="T15">Criar uma Stack de tamanho </text:span><text:span text:style-name="T18">negativo</text:span><text:span text:style-name="T15">.</text:span></text:p>
      <text:p text:style-name="P13">E<text:span text:style-name="T64">ntrada</text:span>: <text:span text:style-name="T4">CreateStack(StackSizeN</text:span><text:span text:style-name="T19">egative</text:span><text:span text:style-name="T4">)</text:span></text:p>
      <text:p text:style-name="P13">S<text:span text:style-name="T64">aída</text:span>: <text:span text:style-name="T4">ASSERT_</text:span><text:span text:style-name="T20">NE</text:span><text:span text:style-name="T4">(StackSize</text:span><text:span text:style-name="T20">Negative</text:span><text:span text:style-name="T4">, Size(stack))</text:span></text:p>
      <text:p text:style-name="P13">C<text:span text:style-name="T64">ritério: </text:span><text:span text:style-name="T4">StackSizeN</text:span><text:span text:style-name="T20">egative</text:span><text:span text:style-name="T4"> !</text:span><text:span text:style-name="T17">=</text:span><text:span text:style-name="T4"> Size(stack)</text:span></text:p>
      <text:p text:style-name="P67"><text:span text:style-name="T2">R</text:span><text:span text:style-name="T3">esultado: </text:span><text:span text:style-name="T17">sucesso</text:span></text:p>
      <text:p text:style-name="P67"><text:span text:style-name="T17"/></text:p>
      <text:p text:style-name="P23">N<text:span text:style-name="T64">ome</text:span>: <text:span text:style-name="T14"><text:s/>Stack.CreateStackSize</text:span><text:span text:style-name="T21">Positive</text:span></text:p>
      <text:p text:style-name="P14">O<text:span text:style-name="T64">bjetivo</text:span>: <text:span text:style-name="T15">Criar uma Stack de tamanho </text:span><text:span text:style-name="T22">positivo</text:span><text:span text:style-name="T15">.</text:span></text:p>
      <text:p text:style-name="P14">E<text:span text:style-name="T64">ntrada</text:span>: <text:span text:style-name="T4">CreateStack(StackSize</text:span><text:span text:style-name="T23">Positive</text:span><text:span text:style-name="T4">)</text:span></text:p>
      <text:p text:style-name="P14">S<text:span text:style-name="T64">aída</text:span>: <text:span text:style-name="T4">ASSERT_</text:span><text:span text:style-name="T24">EQ</text:span><text:span text:style-name="T4">(StackSize</text:span><text:span text:style-name="T24">Positive</text:span><text:span text:style-name="T4">, Size(stack))</text:span></text:p>
      <text:p text:style-name="P14">C<text:span text:style-name="T64">ritério: </text:span><text:span text:style-name="T4">StackSize</text:span><text:span text:style-name="T25">Positive</text:span><text:span text:style-name="T4"> </text:span><text:span text:style-name="T17">=</text:span><text:span text:style-name="T4"> Size(stack)</text:span></text:p>
      <text:p text:style-name="P68"><text:span text:style-name="T2">R</text:span><text:span text:style-name="T3">esultado: </text:span><text:span text:style-name="T17">sucesso</text:span></text:p>
      <text:p text:style-name="P68"><text:span text:style-name="T17"/></text:p>
      <text:p text:style-name="P23">N<text:span text:style-name="T64">ome</text:span>: <text:span text:style-name="T14"><text:s text:c="2"/>Stack.PushEmptyStack</text:span></text:p>
      <text:p text:style-name="P15">O<text:span text:style-name="T64">bjetivo</text:span>: <text:span text:style-name="T26">Empilhar um elemento na</text:span><text:span text:style-name="T15"> Stack</text:span><text:span text:style-name="T26"> vazia</text:span><text:span text:style-name="T15">.</text:span></text:p>
      <text:p text:style-name="P16">E<text:span text:style-name="T64">ntrada</text:span>: <text:span text:style-name="T4">Push(stack, Element)</text:span></text:p>
      <text:p text:style-name="P17">S<text:span text:style-name="T64">aída</text:span>: <text:span text:style-name="T4">EXPECT_FALSE(IsEmpty(stack))</text:span></text:p>
      <text:p text:style-name="P18">C<text:span text:style-name="T64">ritério: </text:span><text:span text:style-name="T16">IsEmpty </text:span><text:span text:style-name="T17">=</text:span><text:span text:style-name="T4"> </text:span><text:span text:style-name="T27">FALSE</text:span></text:p>
      <text:p text:style-name="P69"><text:span text:style-name="T2">R</text:span><text:span text:style-name="T3">esultado: </text:span><text:span text:style-name="T17">sucesso</text:span></text:p>
      <text:p text:style-name="Standard"/>
      <text:p text:style-name="P23">N<text:span text:style-name="T64">ome</text:span>: <text:span text:style-name="T14"><text:s text:c="2"/>Stack.Push</text:span><text:span text:style-name="T28">Full</text:span><text:span text:style-name="T14">Stack</text:span></text:p>
      <text:p text:style-name="P19">O<text:span text:style-name="T64">bjetivo</text:span>: <text:span text:style-name="T26">Empilhar um elemento na</text:span><text:span text:style-name="T15"> Stack</text:span><text:span text:style-name="T26"> </text:span><text:span text:style-name="T29">chei</text:span><text:span text:style-name="T26">a</text:span><text:span text:style-name="T15">.</text:span></text:p>
      <text:p text:style-name="P19">E<text:span text:style-name="T64">ntrada</text:span>: <text:span text:style-name="T4">Push(stack, Element)</text:span></text:p>
      <text:p text:style-name="P20">S<text:span text:style-name="T64">aída</text:span>: <text:span text:style-name="T4">EXPECT_NE(Element.Item, Pop(stack).Item)</text:span></text:p>
      <text:p text:style-name="P21">C<text:span text:style-name="T64">ritério: </text:span><text:span text:style-name="T16">Element.Item !</text:span><text:span text:style-name="T30">=</text:span><text:span text:style-name="T16"> Pop(stack).Item</text:span></text:p>
      <text:p text:style-name="P70"><text:span text:style-name="T2">R</text:span><text:span text:style-name="T3">esultado: </text:span><text:span text:style-name="T17">sucesso</text:span></text:p>
      <text:p text:style-name="P70"><text:span text:style-name="T17"/></text:p>
      <text:p text:style-name="P23">N<text:span text:style-name="T64">ome</text:span>: <text:span text:style-name="T14"><text:s text:c="3"/>Stack.PopEmptyStack</text:span></text:p>
      <text:p text:style-name="P22">O<text:span text:style-name="T64">bjetivo</text:span>: <text:span text:style-name="T31">De</text:span><text:span text:style-name="T26">mpilhar um elemento na</text:span><text:span text:style-name="T15"> Stack</text:span><text:span text:style-name="T26"> </text:span><text:span text:style-name="T31">vazia</text:span><text:span text:style-name="T15">.</text:span></text:p>
      <text:p text:style-name="P23">E<text:span text:style-name="T64">ntrada</text:span>: <text:span text:style-name="T4">Pop(stack)</text:span></text:p>
      <text:p text:style-name="P24">S<text:span text:style-name="T64">aída</text:span>: <text:span text:style-name="T4">EXPECT_EQ(</text:span><text:span text:style-name="T32">Top(stack)</text:span><text:span text:style-name="T4">,Pop(stack).Item)</text:span></text:p>
      <text:p text:style-name="P25">C<text:span text:style-name="T64">ritério: </text:span><text:span text:style-name="T16"><text:s/></text:span><text:span text:style-name="T32">Top(stack) </text:span><text:span text:style-name="T33">= </text:span><text:span text:style-name="T4">Pop(stack).Item</text:span></text:p>
      <text:p text:style-name="P71"><text:span text:style-name="T2">R</text:span><text:span text:style-name="T3">esultado: </text:span><text:span text:style-name="T17">sucesso</text:span></text:p>
      <text:p text:style-name="P71"><text:span text:style-name="T17"/></text:p>
      <text:p text:style-name="P26">N<text:span text:style-name="T64">ome</text:span>: <text:span text:style-name="T14"><text:s text:c="3"/>Stack.Pop</text:span><text:span text:style-name="T34">Full</text:span><text:span text:style-name="T14">Stack</text:span></text:p>
      <text:p text:style-name="P26">O<text:span text:style-name="T64">bjetivo</text:span>: <text:span text:style-name="T31">De</text:span><text:span text:style-name="T26">mpilhar um elemento na</text:span><text:span text:style-name="T15"> Stack</text:span><text:span text:style-name="T26"> </text:span><text:span text:style-name="T35">cheia</text:span><text:span text:style-name="T15">.</text:span></text:p>
      <text:p text:style-name="P26">E<text:span text:style-name="T64">ntrada</text:span>: <text:span text:style-name="T4">Pop(stack)</text:span></text:p>
      <text:p text:style-name="P27">S<text:span text:style-name="T64">aída</text:span>: <text:span text:style-name="T4">EXPECT_EQ(Element.Item, Pop(stack).Item)</text:span></text:p>
      <text:p text:style-name="P28">C<text:span text:style-name="T64">ritério: </text:span><text:span text:style-name="T16"><text:s text:c="2"/></text:span><text:span text:style-name="T4">Element.Item </text:span><text:span text:style-name="T36">=</text:span><text:span text:style-name="T4"> Pop(stack).Item</text:span></text:p>
      <text:p text:style-name="P72"><text:span text:style-name="T2">R</text:span><text:span text:style-name="T3">esultado: </text:span><text:span text:style-name="T17">sucesso</text:span></text:p>
      <text:p text:style-name="Standard"/>
      <text:p text:style-name="P29">N<text:span text:style-name="T64">ome</text:span>: <text:span text:style-name="T14"><text:s text:c="3"/>Stack.TopEmptyStack</text:span></text:p>
      <text:p text:style-name="P29">O<text:span text:style-name="T64">bjetivo</text:span>: <text:span text:style-name="T37">Retornar o topo da Stack vazia</text:span><text:span text:style-name="T15">.</text:span></text:p>
      <text:p text:style-name="P29">E<text:span text:style-name="T64">ntrada</text:span>: <text:span text:style-name="T37">Top</text:span><text:span text:style-name="T4">(stack)</text:span></text:p>
      <text:p text:style-name="P29">S<text:span text:style-name="T64">aída</text:span>: <text:span text:style-name="T4">EXPECT_TRUE(IsEmpty(stack))</text:span></text:p>
      <text:p text:style-name="P30">C<text:span text:style-name="T64">ritério: </text:span><text:span text:style-name="T16"><text:s text:c="2"/></text:span><text:span text:style-name="T4">IsEmpty(stack) </text:span><text:span text:style-name="T38">= TRUE</text:span></text:p>
      <text:p text:style-name="P73"><text:span text:style-name="T2">R</text:span><text:span text:style-name="T3">esultado: </text:span><text:span text:style-name="T17">sucesso</text:span></text:p>
      <text:p text:style-name="P31"><text:soft-page-break/>N<text:span text:style-name="T64">ome</text:span>: <text:span text:style-name="T14"><text:s text:c="3"/>Stack.Top</text:span><text:span text:style-name="T39">Full</text:span><text:span text:style-name="T14">Stack</text:span></text:p>
      <text:p text:style-name="P31">O<text:span text:style-name="T64">bjetivo</text:span>: <text:span text:style-name="T37">Retornar o topo da Stack </text:span><text:span text:style-name="T39">chei</text:span><text:span text:style-name="T37">a</text:span><text:span text:style-name="T15">.</text:span></text:p>
      <text:p text:style-name="P31">E<text:span text:style-name="T64">ntrada</text:span>: <text:span text:style-name="T37">Top</text:span><text:span text:style-name="T4">(stack)</text:span></text:p>
      <text:p text:style-name="Standard"><text:span text:style-name="T2">S</text:span><text:span text:style-name="T3">aída</text:span><text:span text:style-name="T2">: </text:span>EXPECT_EQ(Size(stack)-1,Top(stack))</text:p>
      <text:p text:style-name="P31">C<text:span text:style-name="T64">ritério: </text:span><text:span text:style-name="T16"><text:s text:c="2"/></text:span><text:span text:style-name="T38">Size(stack)-1 </text:span><text:span text:style-name="T39">= </text:span><text:span text:style-name="T38">Top(stack)</text:span></text:p>
      <text:p text:style-name="P74"><text:span text:style-name="T2">R</text:span><text:span text:style-name="T3">esultado: </text:span><text:span text:style-name="T17">sucesso</text:span></text:p>
      <text:p text:style-name="Standard"/>
      <text:p text:style-name="P33">N<text:span text:style-name="T64">ome</text:span>: <text:span text:style-name="T14"><text:s text:c="3"/>Stack.SizeStack</text:span></text:p>
      <text:p text:style-name="P32">O<text:span text:style-name="T64">bjetivo</text:span>: <text:span text:style-name="T37">Retornar o </text:span><text:span text:style-name="T40">tamanho</text:span><text:span text:style-name="T37"> da Stack</text:span><text:span text:style-name="T15">.</text:span></text:p>
      <text:p text:style-name="P34">E<text:span text:style-name="T64">ntrada</text:span>: <text:span text:style-name="T4">Size(stack)</text:span></text:p>
      <text:p text:style-name="P76"><text:span text:style-name="T2">S</text:span><text:span text:style-name="T3">aída</text:span><text:span text:style-name="T2">: </text:span><text:span text:style-name="T41">EXPECT_EQ(StackSizePositive, Size(stack))</text:span></text:p>
      <text:p text:style-name="P34">C<text:span text:style-name="T64">ritério: </text:span><text:span text:style-name="T4">StackSizePositive </text:span><text:span text:style-name="T42">=</text:span><text:span text:style-name="T4"> Size(stack)</text:span></text:p>
      <text:p text:style-name="P75"><text:span text:style-name="T2">R</text:span><text:span text:style-name="T3">esultado: </text:span><text:span text:style-name="T17">sucesso</text:span></text:p>
      <text:p text:style-name="P75"><text:span text:style-name="T17"/></text:p>
      <text:p text:style-name="P35">N<text:span text:style-name="T64">ome</text:span>: <text:span text:style-name="T14"><text:s text:c="3"/>Stack.SetSizeNegativeStack</text:span></text:p>
      <text:p text:style-name="P35">O<text:span text:style-name="T64">bjetivo</text:span>: <text:span text:style-name="T37">Re</text:span><text:span text:style-name="T43">aloca</text:span><text:span text:style-name="T37"> o </text:span><text:span text:style-name="T40">tamanho </text:span><text:span text:style-name="T43">por um valor negativo</text:span><text:span text:style-name="T37"> da Stack</text:span><text:span text:style-name="T15">.</text:span></text:p>
      <text:p text:style-name="P77"><text:span text:style-name="T2">E</text:span><text:span text:style-name="T3">ntrada</text:span><text:span text:style-name="T2">:</text:span> SetSize(stack,StackSizeNegative)</text:p>
      <text:p text:style-name="P77"><text:span text:style-name="T2">S</text:span><text:span text:style-name="T3">aída</text:span><text:span text:style-name="T2">: </text:span>EXPECT_NE(StackSizeNegative, Size(stack))</text:p>
      <text:p text:style-name="P35">C<text:span text:style-name="T64">ritério: </text:span><text:span text:style-name="T16">StackSizeNegative !</text:span><text:span text:style-name="T43">=</text:span><text:span text:style-name="T16"> Size(stack)</text:span></text:p>
      <text:p text:style-name="P77"><text:span text:style-name="T2">R</text:span><text:span text:style-name="T3">esultado: </text:span><text:span text:style-name="T17">sucesso</text:span></text:p>
      <text:p text:style-name="P77"><text:span text:style-name="T17"/></text:p>
      <text:p text:style-name="P36">N<text:span text:style-name="T64">ome</text:span>: <text:span text:style-name="T14"><text:s text:c="3"/>Stack.SetSizePositiveStack</text:span></text:p>
      <text:p text:style-name="P36">O<text:span text:style-name="T64">bjetivo</text:span>: <text:span text:style-name="T37">Re</text:span><text:span text:style-name="T43">aloca</text:span><text:span text:style-name="T37"> </text:span><text:span text:style-name="T46">novo</text:span><text:span text:style-name="T37"> </text:span><text:span text:style-name="T40">tamanho </text:span><text:span text:style-name="T46">positivo</text:span><text:span text:style-name="T40"> </text:span><text:span text:style-name="T37">da Stack</text:span><text:span text:style-name="T15">.</text:span></text:p>
      <text:p text:style-name="P78"><text:span text:style-name="T2">E</text:span><text:span text:style-name="T3">ntrada</text:span><text:span text:style-name="T2">:</text:span> SetSize(stack,<text:span text:style-name="T66">2</text:span>)</text:p>
      <text:p text:style-name="P79"><text:span text:style-name="T2">S</text:span><text:span text:style-name="T3">aída</text:span><text:span text:style-name="T2">: </text:span><text:span text:style-name="T41">EXPECT_EQ(</text:span><text:span text:style-name="T44">2</text:span><text:span text:style-name="T41">, Size(stack))</text:span></text:p>
      <text:p text:style-name="P36">C<text:span text:style-name="T64">ritério: </text:span><text:span text:style-name="T16">S</text:span><text:span text:style-name="T45">ize(stack)</text:span><text:span text:style-name="T16"> </text:span><text:span text:style-name="T43">=</text:span><text:span text:style-name="T16"> </text:span><text:span text:style-name="T45">2</text:span></text:p>
      <text:p text:style-name="P78"><text:span text:style-name="T2">R</text:span><text:span text:style-name="T3">esultado: </text:span><text:span text:style-name="T17">sucesso</text:span></text:p>
      <text:p text:style-name="P78"><text:span text:style-name="T17"/></text:p>
      <text:p text:style-name="P38">N<text:span text:style-name="T64">ome</text:span>: <text:span text:style-name="T14"><text:s text:c="3"/>Stack.IsFullStack</text:span></text:p>
      <text:p text:style-name="P37">O<text:span text:style-name="T64">bjetivo</text:span>: <text:span text:style-name="T47">Verifica se</text:span><text:span text:style-name="T37"> Stack </text:span><text:span text:style-name="T47">está cheia</text:span><text:span text:style-name="T15">.</text:span></text:p>
      <text:p text:style-name="P83"><text:span text:style-name="T2">E</text:span><text:span text:style-name="T3">ntrada</text:span><text:span text:style-name="T2">:</text:span> IsFull(stack)</text:p>
      <text:p text:style-name="P81"><text:span text:style-name="T2">S</text:span><text:span text:style-name="T3">aída</text:span><text:span text:style-name="T2">: </text:span><text:span text:style-name="T41">EXPECT_TRUE(IsFull(stack))</text:span></text:p>
      <text:p text:style-name="P39">C<text:span text:style-name="T64">ritério: </text:span><text:span text:style-name="T45">IsFull(stack) </text:span><text:span text:style-name="T48">= <text:s/></text:span><text:span text:style-name="T45">TRUE</text:span></text:p>
      <text:p text:style-name="P80"><text:span text:style-name="T2">R</text:span><text:span text:style-name="T3">esultado: </text:span><text:span text:style-name="T17">sucesso</text:span></text:p>
      <text:p text:style-name="Standard"/>
      <text:p text:style-name="P40">N<text:span text:style-name="T64">ome</text:span>: <text:span text:style-name="T14"><text:s text:c="3"/>Stack.IsNotFullStack</text:span></text:p>
      <text:p text:style-name="P40">O<text:span text:style-name="T64">bjetivo</text:span>: <text:span text:style-name="T47">Verifica se</text:span><text:span text:style-name="T37"> Stack </text:span><text:span text:style-name="T49">não está</text:span><text:span text:style-name="T47"> cheia</text:span><text:span text:style-name="T15">.</text:span></text:p>
      <text:p text:style-name="P84"><text:span text:style-name="T2">E</text:span><text:span text:style-name="T3">ntrada</text:span><text:span text:style-name="T2">:</text:span> IsFull(stack)</text:p>
      <text:p text:style-name="P86"><text:span text:style-name="T2">S</text:span><text:span text:style-name="T3">aída</text:span><text:span text:style-name="T2">: </text:span><text:span text:style-name="T41">EXPECT_TRUE(IsEmpty(stack))</text:span></text:p>
      <text:p text:style-name="P42">C<text:span text:style-name="T64">ritério: </text:span><text:span text:style-name="T45">IsEmpty(stack) </text:span><text:span text:style-name="T52">= </text:span><text:span text:style-name="T45">TRUE</text:span></text:p>
      <text:p text:style-name="P82"><text:span text:style-name="T2">R</text:span><text:span text:style-name="T3">esultado: </text:span><text:span text:style-name="T17">sucesso</text:span></text:p>
      <text:p text:style-name="Standard"/>
      <text:p text:style-name="P41">N<text:span text:style-name="T64">ome</text:span>: <text:span text:style-name="T14"><text:s text:c="3"/>Stack.Is</text:span><text:span text:style-name="T51">Empty</text:span><text:span text:style-name="T14">Stack</text:span></text:p>
      <text:p text:style-name="P41">O<text:span text:style-name="T64">bjetivo</text:span>: <text:span text:style-name="T47">Verifica se</text:span><text:span text:style-name="T37"> Stack </text:span><text:span text:style-name="T49">está</text:span><text:span text:style-name="T47"> </text:span><text:span text:style-name="T51">vazia</text:span><text:span text:style-name="T15">.</text:span></text:p>
      <text:p text:style-name="P85"><text:span text:style-name="T2">E</text:span><text:span text:style-name="T3">ntrada</text:span><text:span text:style-name="T2">:</text:span> Is<text:span text:style-name="T67">Empty</text:span>(stack)</text:p>
      <text:p text:style-name="P85"><text:span text:style-name="T2">S</text:span><text:span text:style-name="T3">aída</text:span><text:span text:style-name="T2">: </text:span><text:span text:style-name="T41">EXPECT_</text:span><text:span text:style-name="T57">TRUE</text:span><text:span text:style-name="T58">(</text:span><text:span text:style-name="T41">Is</text:span><text:span text:style-name="T55">Empty</text:span><text:span text:style-name="T41">(stack))</text:span></text:p>
      <text:p text:style-name="P44">C<text:span text:style-name="T64">ritério: </text:span><text:span text:style-name="T45">Is</text:span><text:span text:style-name="T56">Empty</text:span><text:span text:style-name="T45">(stack) </text:span><text:span text:style-name="T50">= </text:span><text:span text:style-name="T45"><text:s/></text:span><text:span text:style-name="T57">TRUE</text:span></text:p>
      <text:p text:style-name="P85"><text:span text:style-name="T2">R</text:span><text:span text:style-name="T3">esultado: </text:span><text:span text:style-name="T17">sucesso</text:span></text:p>
      <text:p text:style-name="Standard"/>
      <text:p text:style-name="P43">N<text:span text:style-name="T64">ome</text:span>: <text:span text:style-name="T14"><text:s text:c="3"/>Stack.Is</text:span><text:span text:style-name="T53">Not</text:span><text:span text:style-name="T51">Empty</text:span><text:span text:style-name="T14">Stack</text:span></text:p>
      <text:p text:style-name="P43">O<text:span text:style-name="T64">bjetivo</text:span>: <text:span text:style-name="T47">Verifica se</text:span><text:span text:style-name="T37"> Stack </text:span><text:span text:style-name="T54">não </text:span><text:span text:style-name="T49">está</text:span><text:span text:style-name="T47"> </text:span><text:span text:style-name="T51">vazia</text:span><text:span text:style-name="T15">.</text:span></text:p>
      <text:p text:style-name="P87"><text:span text:style-name="T2">E</text:span><text:span text:style-name="T3">ntrada</text:span><text:span text:style-name="T2">:</text:span> Is<text:span text:style-name="T67">Empty</text:span>(stack)</text:p>
      <text:p text:style-name="P87"><text:span text:style-name="T2">S</text:span><text:span text:style-name="T3">aída</text:span><text:span text:style-name="T2">: </text:span><text:span text:style-name="T41">EXPECT_FALSE(Is</text:span><text:span text:style-name="T59">Empty</text:span><text:span text:style-name="T41">(stack))</text:span></text:p>
      <text:p text:style-name="P45">C<text:span text:style-name="T64">ritério: </text:span><text:span text:style-name="T4">Is</text:span><text:span text:style-name="T59">Empty</text:span><text:span text:style-name="T4">(stack)</text:span><text:span text:style-name="T45"> </text:span><text:span text:style-name="T50">= </text:span><text:span text:style-name="T45">FALSE</text:span></text:p>
      <text:p text:style-name="P87"><text:span text:style-name="T2">R</text:span><text:span text:style-name="T3">esultado: </text:span><text:span text:style-name="T17">sucesso</text:span></text:p>
      <text:p text:style-name="P87"><text:span text:style-name="T17"/></text:p>
      <text:p text:style-name="P90"><text:span text:style-name="T2">N</text:span><text:span text:style-name="T3">ome</text:span><text:span text:style-name="T2">: </text:span><text:span text:style-name="T14"><text:s text:c="3"/>Stack. DestroyStack</text:span></text:p>
      <text:p text:style-name="P46">O<text:span text:style-name="T64">bjetivo</text:span>: <text:span text:style-name="T47">Verifica se</text:span><text:span text:style-name="T37"> Stack </text:span><text:span text:style-name="T60">foi destruida e liberada</text:span><text:span text:style-name="T15">.</text:span></text:p>
      <text:p text:style-name="P88"><text:span text:style-name="T2">E</text:span><text:span text:style-name="T3">ntrada</text:span><text:span text:style-name="T2">:</text:span> DestroyStack(stack)</text:p>
      <text:p text:style-name="P88"><text:span text:style-name="T2">S</text:span><text:span text:style-name="T3">aída</text:span><text:span text:style-name="T2">: </text:span>EXPECT_TRUE(stack)</text:p>
      <text:p text:style-name="P47">C<text:span text:style-name="T64">ritério: <text:s/></text:span><text:span text:style-name="T16">stack</text:span><text:span text:style-name="T45"> </text:span><text:span text:style-name="T50">= </text:span><text:span text:style-name="T61">FREE</text:span></text:p>
      <text:p text:style-name="P88"><text:span text:style-name="T2">R</text:span><text:span text:style-name="T3">esultado: </text:span><text:span text:style-name="T17">sucesso</text:span></text:p>
      <text:p text:style-name="P88"><text:span text:style-name="T17"/></text:p>
      <text:p text:style-name="P49"><text:span text:style-name="T65">F</text:span>unções com resultado inválido: </text:p>
      <text:p text:style-name="P49"><text:span text:style-name="T4"><text:tab/></text:span></text:p>
      <text:p text:style-name="P49"><text:span text:style-name="T4"><text:tab/>As funções Pop()</text:span> <text:span text:style-name="T4">e Push()</text:span> <text:span text:style-name="T4">podem possuir resultados inválidos dependendo de sua entrada e estado da Stack.</text:span></text:p>
      <text:p text:style-name="P62"/>
      <text:p text:style-name="P62"><text:tab/><text:span text:style-name="T68">Na função</text:span> Pop() ao desempilhar um valor com a pilha vazia obriga o retorno do ItemType.Item = -1 sendo que era para se retornar null. </text:p>
      <text:p text:style-name="P62"/>
      <text:p text:style-name="P62"><text:tab/>Na função Push() o empilhamento de um elemento em uma Stack cheia gera a perda deste elemento já que a função só empilha ate o tamanho designado.</text:p>
      <text:p text:style-name="P62"/>
      <text:p text:style-name="P50">Cuidados para evitar este tipo de resultado:</text:p>
      <text:p text:style-name="P50"><text:tab/></text:p>
      <text:p text:style-name="P50"><text:tab/><text:span text:style-name="T4">Verificar se a Stack esta vazia quando for fazer a operação de Pop() e se a Stack está cheia para a operação Push() para que a estrutura de dados funcione corretamente.</text:span></text:p>
      <text:p text:style-name="P48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09-13T21:13:55.877958456</dc:date>
    <meta:editing-duration>PT1H33M53S</meta:editing-duration>
    <meta:editing-cycles>113</meta:editing-cycles>
    <meta:generator>LibreOffice/6.0.3.2$Linux_X86_64 LibreOffice_project/00m0$Build-2</meta:generator>
    <meta:document-statistic meta:table-count="0" meta:image-count="0" meta:object-count="0" meta:page-count="4" meta:paragraph-count="138" meta:word-count="708" meta:character-count="5721" meta:non-whitespace-character-count="5057"/>
  </office:meta>
</office:document-meta>
</file>